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" style:parent-style-name="Normal" style:family="paragraph">
      <style:paragraph-properties fo:margin-bottom="0in" fo:line-height="100%"/>
    </style:style>
    <style:style style:name="T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Column6" style:family="table-column">
      <style:table-column-properties style:column-width="1.5486in"/>
    </style:style>
    <style:style style:name="TableColumn7" style:family="table-column">
      <style:table-column-properties style:column-width="2.4152in"/>
    </style:style>
    <style:style style:name="TableColumn8" style:family="table-column">
      <style:table-column-properties style:column-width="1.3875in"/>
    </style:style>
    <style:style style:name="Table5" style:family="table">
      <style:table-properties style:width="5.3513in" fo:margin-left="0in" table:align="left"/>
    </style:style>
    <style:style style:name="TableRow9" style:family="table-row">
      <style:table-row-properties style:min-row-height="0.4305in"/>
    </style:style>
    <style:style style:name="TableCell1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1" style:parent-style-name="Normal" style:family="paragraph">
      <style:paragraph-properties fo:margin-bottom="0in" fo:line-height="100%"/>
    </style:style>
    <style:style style:name="T1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1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4" style:parent-style-name="Normal" style:family="paragraph">
      <style:paragraph-properties fo:margin-bottom="0in" fo:line-height="100%"/>
    </style:style>
    <style:style style:name="T1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Cell1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7" style:parent-style-name="Normal" style:family="paragraph">
      <style:paragraph-properties fo:margin-bottom="0in" fo:line-height="100%"/>
    </style:style>
    <style:style style:name="T1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9" style:parent-style-name="Normal" style:family="paragraph">
      <style:paragraph-properties fo:margin-bottom="0in" fo:line-height="100%"/>
    </style:style>
    <style:style style:name="T2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Row21" style:family="table-row">
      <style:table-row-properties style:min-row-height="0.2638in"/>
    </style:style>
    <style:style style:name="TableCell22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3" style:parent-style-name="Normal" style:family="paragraph">
      <style:paragraph-properties fo:margin-bottom="0in" fo:line-height="100%"/>
    </style:style>
    <style:style style:name="T2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5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6" style:parent-style-name="Normal" style:family="paragraph">
      <style:paragraph-properties fo:margin-bottom="0in" fo:line-height="100%"/>
    </style:style>
    <style:style style:name="T2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9" style:parent-style-name="Normal" style:family="paragraph">
      <style:paragraph-properties fo:margin-bottom="0in" fo:line-height="100%"/>
    </style:style>
    <style:style style:name="T3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31" style:parent-style-name="Normal" style:family="paragraph">
      <style:paragraph-properties fo:margin-bottom="0in" fo:line-height="100%"/>
    </style:style>
    <style:style style:name="T3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33" style:parent-style-name="Normal" style:family="paragraph">
      <style:paragraph-properties fo:margin-bottom="0in" fo:line-height="100%"/>
    </style:style>
    <style:style style:name="T3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ableColumn36" style:family="table-column">
      <style:table-column-properties style:column-width="1.1965in"/>
    </style:style>
    <style:style style:name="TableColumn37" style:family="table-column">
      <style:table-column-properties style:column-width="0.9138in"/>
    </style:style>
    <style:style style:name="TableColumn38" style:family="table-column">
      <style:table-column-properties style:column-width="1.5312in"/>
    </style:style>
    <style:style style:name="TableColumn39" style:family="table-column">
      <style:table-column-properties style:column-width="2.2638in"/>
    </style:style>
    <style:style style:name="Table35" style:family="table">
      <style:table-properties style:width="5.9055in" fo:margin-left="0in" table:align="left"/>
    </style:style>
    <style:style style:name="TableRow40" style:family="table-row">
      <style:table-row-properties style:min-row-height="0.2638in"/>
    </style:style>
    <style:style style:name="TableCell4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5" style:parent-style-name="Normal" style:family="paragraph">
      <style:paragraph-properties fo:margin-bottom="0in" fo:line-height="100%"/>
    </style:style>
    <style:style style:name="T4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8" style:parent-style-name="Normal" style:family="paragraph">
      <style:paragraph-properties fo:margin-bottom="0in" fo:line-height="100%"/>
    </style:style>
    <style:style style:name="T4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5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51" style:parent-style-name="Normal" style:family="paragraph">
      <style:paragraph-properties fo:margin-bottom="0in" fo:line-height="100%"/>
    </style:style>
    <style:style style:name="T5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Row53" style:family="table-row">
      <style:table-row-properties style:min-row-height="0.7638in"/>
    </style:style>
    <style:style style:name="TableCell5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55" style:parent-style-name="Normal" style:family="paragraph">
      <style:paragraph-properties fo:margin-bottom="0in" fo:line-height="100%"/>
    </style:style>
    <style:style style:name="T5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8" style:parent-style-name="Normal" style:family="paragraph">
      <style:paragraph-properties fo:margin-bottom="0in" fo:line-height="100%"/>
    </style:style>
    <style:style style:name="T5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6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2" style:parent-style-name="Normal" style:family="paragraph">
      <style:paragraph-properties fo:margin-bottom="0in" fo:line-height="100%"/>
    </style:style>
    <style:style style:name="T6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5" style:parent-style-name="Normal" style:family="paragraph">
      <style:paragraph-properties fo:margin-bottom="0in" fo:line-height="100%"/>
    </style:style>
    <style:style style:name="T6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6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69" style:parent-style-name="Normal" style:family="paragraph">
      <style:paragraph-properties fo:margin-bottom="0in" fo:line-height="100%"/>
    </style:style>
    <style:style style:name="T7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72" style:parent-style-name="Normal" style:family="paragraph">
      <style:paragraph-properties fo:margin-bottom="0in" fo:line-height="100%"/>
    </style:style>
    <style:style style:name="T7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Cell7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76" style:parent-style-name="Normal" style:family="paragraph">
      <style:paragraph-properties fo:margin-bottom="0in" fo:line-height="100%"/>
    </style:style>
    <style:style style:name="T7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78" style:parent-style-name="Normal" style:family="paragraph">
      <style:paragraph-properties fo:margin-bottom="0in" fo:line-height="100%"/>
    </style:style>
    <style:style style:name="T7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0" style:parent-style-name="Normal" style:family="paragraph">
      <style:paragraph-properties fo:margin-bottom="0in" fo:line-height="100%"/>
    </style:style>
    <style:style style:name="T8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2" style:parent-style-name="Normal" style:family="paragraph">
      <style:paragraph-properties fo:margin-bottom="0in" fo:line-height="100%"/>
    </style:style>
    <style:style style:name="T8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85" style:parent-style-name="Normal" style:family="paragraph">
      <style:paragraph-properties fo:margin-bottom="0in" fo:line-height="100%"/>
    </style:style>
    <style:style style:name="T8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7" style:parent-style-name="Normal" style:family="paragraph">
      <style:paragraph-properties fo:margin-bottom="0in" fo:line-height="100%"/>
    </style:style>
    <style:style style:name="T8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90" style:parent-style-name="Normal" style:family="paragraph">
      <style:paragraph-properties fo:margin-bottom="0in" fo:line-height="100%"/>
    </style:style>
    <style:style style:name="T9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93" style:parent-style-name="Normal" style:family="paragraph">
      <style:paragraph-properties fo:margin-bottom="0in" fo:line-height="100%"/>
    </style:style>
    <style:style style:name="T9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95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96" style:parent-style-name="Normal" style:family="paragraph">
      <style:paragraph-properties fo:margin-bottom="0in" fo:line-height="100%"/>
    </style:style>
    <style:style style:name="T9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98" style:parent-style-name="Normal" style:family="paragraph">
      <style:paragraph-properties fo:margin-bottom="0in" fo:line-height="100%"/>
    </style:style>
    <style:style style:name="T9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00" style:parent-style-name="Normal" style:family="paragraph">
      <style:paragraph-properties fo:margin-bottom="0in" fo:line-height="100%"/>
    </style:style>
    <style:style style:name="T10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02" style:parent-style-name="Normal" style:family="paragraph">
      <style:paragraph-properties fo:margin-bottom="0in" fo:line-height="100%"/>
    </style:style>
    <style:style style:name="T10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04" style:parent-style-name="Normal" style:family="paragraph">
      <style:paragraph-properties fo:margin-bottom="0in" fo:line-height="100%"/>
    </style:style>
    <style:style style:name="T10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07" style:parent-style-name="Normal" style:family="paragraph">
      <style:paragraph-properties fo:margin-bottom="0in" fo:line-height="100%"/>
    </style:style>
    <style:style style:name="T10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109" style:parent-style-name="Normal" style:family="paragraph">
      <style:paragraph-properties fo:margin-bottom="0in" fo:line-height="100%" fo:text-indent="0.5in"/>
    </style:style>
    <style:style style:name="T11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12" style:parent-style-name="Normal" style:family="paragraph">
      <style:paragraph-properties fo:margin-bottom="0in" fo:line-height="100%"/>
    </style:style>
    <style:style style:name="T11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P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olumn116" style:family="table-column">
      <style:table-column-properties style:column-width="1.0465in"/>
    </style:style>
    <style:style style:name="TableColumn117" style:family="table-column">
      <style:table-column-properties style:column-width="2.6826in"/>
    </style:style>
    <style:style style:name="TableColumn118" style:family="table-column">
      <style:table-column-properties style:column-width="2.1763in"/>
    </style:style>
    <style:style style:name="Table115" style:family="table">
      <style:table-properties style:width="5.9055in" fo:margin-left="0in" table:align="left"/>
    </style:style>
    <style:style style:name="TableRow119" style:family="table-row">
      <style:table-row-properties style:min-row-height="0.2638in"/>
    </style:style>
    <style:style style:name="TableCell12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21" style:parent-style-name="Normal" style:family="paragraph">
      <style:paragraph-properties fo:margin-bottom="0in" fo:line-height="100%"/>
    </style:style>
    <style:style style:name="T12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ell12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24" style:parent-style-name="Normal" style:family="paragraph">
      <style:paragraph-properties fo:margin-bottom="0in" fo:line-height="100%"/>
    </style:style>
    <style:style style:name="T12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ell12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27" style:parent-style-name="Normal" style:family="paragraph">
      <style:paragraph-properties fo:margin-bottom="0in" fo:line-height="100%"/>
    </style:style>
    <style:style style:name="T12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Row129" style:family="table-row">
      <style:table-row-properties style:min-row-height="1.8333in"/>
    </style:style>
    <style:style style:name="TableCell13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31" style:parent-style-name="Normal" style:family="paragraph">
      <style:paragraph-properties fo:margin-bottom="0in" fo:line-height="100%"/>
    </style:style>
    <style:style style:name="T13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33" style:parent-style-name="Normal" style:family="paragraph">
      <style:paragraph-properties fo:margin-bottom="0in" fo:line-height="100%"/>
    </style:style>
    <style:style style:name="T13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36" style:parent-style-name="Normal" style:family="paragraph">
      <style:paragraph-properties fo:margin-bottom="0in" fo:line-height="100%"/>
    </style:style>
    <style:style style:name="T13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38" style:parent-style-name="Normal" style:family="paragraph">
      <style:paragraph-properties fo:margin-bottom="0in" fo:line-height="100%"/>
    </style:style>
    <style:style style:name="T13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40" style:parent-style-name="Normal" style:family="paragraph">
      <style:paragraph-properties fo:margin-bottom="0in" fo:line-height="100%"/>
    </style:style>
    <style:style style:name="T141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14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44" style:parent-style-name="Normal" style:family="paragraph">
      <style:paragraph-properties fo:margin-bottom="0in" fo:line-height="100%"/>
    </style:style>
    <style:style style:name="T14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146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48" style:parent-style-name="Normal" style:family="paragraph">
      <style:paragraph-properties fo:margin-bottom="0in" fo:line-height="100%"/>
    </style:style>
    <style:style style:name="T14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51" style:parent-style-name="Normal" style:family="paragraph">
      <style:paragraph-properties fo:margin-bottom="0in" fo:line-height="100%"/>
    </style:style>
    <style:style style:name="T15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153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T15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55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56" style:parent-style-name="Normal" style:family="paragraph">
      <style:paragraph-properties fo:margin-bottom="0in" fo:line-height="100%"/>
    </style:style>
    <style:style style:name="T15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158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T15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60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ableCell16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62" style:parent-style-name="Normal" style:family="paragraph">
      <style:paragraph-properties fo:margin-bottom="0in" fo:line-height="100%"/>
    </style:style>
    <style:style style:name="T16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64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65" style:parent-style-name="Normal" style:family="paragraph">
      <style:paragraph-properties fo:margin-bottom="0in" fo:line-height="100%"/>
    </style:style>
    <style:style style:name="T16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67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68" style:parent-style-name="Normal" style:family="paragraph">
      <style:paragraph-properties fo:margin-bottom="0in" fo:line-height="100%"/>
    </style:style>
    <style:style style:name="T16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70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71" style:parent-style-name="Normal" style:family="paragraph">
      <style:paragraph-properties fo:margin-bottom="0in" fo:line-height="100%"/>
    </style:style>
    <style:style style:name="T17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73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74" style:parent-style-name="Normal" style:family="paragraph">
      <style:paragraph-properties fo:margin-bottom="0in" fo:line-height="100%"/>
    </style:style>
    <style:style style:name="T17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olumn177" style:family="table-column">
      <style:table-column-properties style:column-width="2.568in"/>
    </style:style>
    <style:style style:name="TableColumn178" style:family="table-column">
      <style:table-column-properties style:column-width="2.984in"/>
    </style:style>
    <style:style style:name="Table176" style:family="table">
      <style:table-properties style:width="5.552in" fo:margin-left="0in" table:align="left"/>
    </style:style>
    <style:style style:name="TableRow179" style:family="table-row">
      <style:table-row-properties style:min-row-height="0.2638in"/>
    </style:style>
    <style:style style:name="TableCell18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81" style:parent-style-name="Normal" style:family="paragraph">
      <style:paragraph-properties fo:margin-bottom="0in" fo:line-height="100%"/>
    </style:style>
    <style:style style:name="T18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18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84" style:parent-style-name="Normal" style:family="paragraph">
      <style:paragraph-properties fo:margin-bottom="0in" fo:line-height="100%"/>
    </style:style>
    <style:style style:name="T18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186" style:family="table-row">
      <style:table-row-properties style:min-row-height="0.3055in"/>
    </style:style>
    <style:style style:name="TableCell18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88" style:parent-style-name="Normal" style:family="paragraph">
      <style:paragraph-properties fo:margin-bottom="0in" fo:line-height="100%"/>
    </style:style>
    <style:style style:name="T18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19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19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92" style:parent-style-name="Normal" style:family="paragraph">
      <style:paragraph-properties fo:margin-bottom="0in" fo:line-height="100%"/>
    </style:style>
    <style:style style:name="T19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95" style:parent-style-name="Normal" style:family="paragraph">
      <style:paragraph-properties fo:margin-bottom="0in" fo:line-height="100%"/>
    </style:style>
    <style:style style:name="T19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98" style:parent-style-name="Normal" style:family="paragraph">
      <style:paragraph-properties fo:margin-bottom="0in" fo:line-height="100%"/>
    </style:style>
    <style:style style:name="T19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20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01" style:parent-style-name="Normal" style:family="paragraph">
      <style:paragraph-properties fo:margin-bottom="0in" fo:line-height="100%"/>
    </style:style>
    <style:style style:name="T20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03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T20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06" style:parent-style-name="Normal" style:family="paragraph">
      <style:paragraph-properties fo:margin-bottom="0in" fo:line-height="100%"/>
    </style:style>
    <style:style style:name="T207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09" style:parent-style-name="Normal" style:family="paragraph">
      <style:paragraph-properties fo:margin-bottom="0in" fo:line-height="100%"/>
    </style:style>
    <style:style style:name="T21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11" style:parent-style-name="Tipodeletrapredefinidodoparágrafo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12" style:parent-style-name="Tipodeletrapredefinidodoparágrafo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1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14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215" style:parent-style-name="Normal" style:family="paragraph">
      <style:paragraph-properties fo:margin-bottom="0in" fo:line-height="100%"/>
    </style:style>
    <style:style style:name="T21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17" style:parent-style-name="Tipodeletrapredefinidodoparágrafo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18" style:parent-style-name="Tipodeletrapredefinidodoparágrafo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1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20" style:parent-style-name="Normal" style:family="paragraph">
      <style:paragraph-properties fo:margin-bottom="0in" fo:line-height="100%"/>
    </style:style>
    <style:style style:name="T22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22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223" style:parent-style-name="Normal" style:family="paragraph">
      <style:paragraph-properties fo:margin-bottom="0in" fo:line-height="100%"/>
    </style:style>
    <style:style style:name="T22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25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27" style:parent-style-name="Normal" style:family="paragraph">
      <style:paragraph-properties fo:margin-bottom="0in" fo:line-height="100%"/>
    </style:style>
    <style:style style:name="T22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30" style:parent-style-name="Normal" style:family="paragraph">
      <style:paragraph-properties fo:margin-bottom="0in" fo:line-height="100%"/>
    </style:style>
    <style:style style:name="T23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32" style:parent-style-name="Tipodeletrapredefinidodoparágrafo" style:family="text">
      <style:text-properties style:font-name="Arial" style:font-name-asian="Times New Roman" style:font-name-complex="Arial" fo:color="#980000" fo:language="pt" fo:country="PT" style:language-asian="en" style:country-asian="GB"/>
    </style:style>
    <style:style style:name="P233" style:parent-style-name="Normal" style:family="paragraph">
      <style:paragraph-properties fo:margin-bottom="0in" fo:line-height="100%"/>
    </style:style>
    <style:style style:name="T23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35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P236" style:parent-style-name="Normal" style:family="paragraph">
      <style:paragraph-properties fo:margin-bottom="0in" fo:line-height="100%"/>
    </style:style>
    <style:style style:name="T23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38" style:parent-style-name="Normal" style:family="paragraph">
      <style:paragraph-properties fo:margin-bottom="0in" fo:line-height="100%"/>
    </style:style>
    <style:style style:name="T23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40" style:parent-style-name="Normal" style:family="paragraph">
      <style:paragraph-properties fo:margin-bottom="0in" fo:line-height="100%"/>
    </style:style>
    <style:style style:name="T24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42" style:parent-style-name="Normal" style:family="paragraph">
      <style:paragraph-properties fo:margin-bottom="0in" fo:line-height="100%"/>
    </style:style>
    <style:style style:name="T24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45" style:parent-style-name="Normal" style:family="paragraph">
      <style:paragraph-properties fo:margin-bottom="0in" fo:line-height="100%"/>
    </style:style>
    <style:style style:name="T24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48" style:parent-style-name="Normal" style:family="paragraph">
      <style:paragraph-properties fo:margin-bottom="0in" fo:line-height="100%"/>
    </style:style>
    <style:style style:name="T24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250" style:parent-style-name="Tipodeletrapredefinidodoparágrafo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51" style:parent-style-name="Tipodeletrapredefinidodoparágrafo" style:family="text">
      <style:text-properties style:font-name="Arial" style:font-name-asian="Times New Roman" style:font-name-complex="Arial" fo:color="#1155CC" style:text-underline-type="single" style:text-underline-style="solid" style:text-underline-width="auto" style:text-underline-mode="continuous" fo:language="pt" fo:country="PT" style:language-asian="en" style:country-asian="GB"/>
    </style:style>
    <style:style style:name="T25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53" style:parent-style-name="Normal" style:family="paragraph">
      <style:paragraph-properties fo:margin-bottom="0in" fo:line-height="100%"/>
    </style:style>
    <style:style style:name="T25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56" style:parent-style-name="Normal" style:family="paragraph">
      <style:paragraph-properties fo:margin-bottom="0in" fo:line-height="100%"/>
    </style:style>
    <style:style style:name="T257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59" style:parent-style-name="Normal" style:family="paragraph">
      <style:paragraph-properties fo:margin-bottom="0in" fo:line-height="100%"/>
    </style:style>
    <style:style style:name="T26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61" style:parent-style-name="Normal" style:family="paragraph">
      <style:paragraph-properties fo:margin-bottom="0in" fo:line-height="100%"/>
    </style:style>
    <style:style style:name="T26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63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64" style:parent-style-name="Normal" style:family="paragraph">
      <style:paragraph-properties fo:margin-bottom="0in" fo:line-height="100%"/>
    </style:style>
    <style:style style:name="T26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66" style:parent-style-name="Normal" style:family="paragraph">
      <style:paragraph-properties fo:margin-bottom="0in" fo:line-height="100%"/>
    </style:style>
    <style:style style:name="T26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6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69" style:parent-style-name="Normal" style:family="paragraph">
      <style:paragraph-properties fo:margin-bottom="0in" fo:line-height="100%"/>
    </style:style>
    <style:style style:name="T27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olumn272" style:family="table-column">
      <style:table-column-properties style:column-width="2.568in"/>
    </style:style>
    <style:style style:name="TableColumn273" style:family="table-column">
      <style:table-column-properties style:column-width="2.984in"/>
    </style:style>
    <style:style style:name="Table271" style:family="table">
      <style:table-properties style:width="5.552in" fo:margin-left="0in" table:align="left"/>
    </style:style>
    <style:style style:name="TableRow274" style:family="table-row">
      <style:table-row-properties style:min-row-height="0.2638in"/>
    </style:style>
    <style:style style:name="TableCell275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6" style:parent-style-name="Normal" style:family="paragraph">
      <style:paragraph-properties fo:margin-bottom="0in" fo:line-height="100%"/>
    </style:style>
    <style:style style:name="T27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7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9" style:parent-style-name="Normal" style:family="paragraph">
      <style:paragraph-properties fo:margin-bottom="0in" fo:line-height="100%"/>
    </style:style>
    <style:style style:name="T28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281" style:family="table-row">
      <style:table-row-properties style:min-row-height="0.3055in"/>
    </style:style>
    <style:style style:name="TableCell282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83" style:parent-style-name="Normal" style:family="paragraph">
      <style:paragraph-properties fo:margin-bottom="0in" fo:line-height="100%"/>
    </style:style>
    <style:style style:name="T28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285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8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87" style:parent-style-name="Normal" style:family="paragraph">
      <style:paragraph-properties fo:margin-bottom="0in" fo:line-height="100%"/>
    </style:style>
    <style:style style:name="T28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90" style:parent-style-name="Normal" style:family="paragraph">
      <style:paragraph-properties fo:margin-bottom="0in" fo:line-height="100%"/>
    </style:style>
    <style:style style:name="T29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93" style:parent-style-name="Normal" style:family="paragraph">
      <style:paragraph-properties fo:margin-bottom="0in" fo:line-height="100%"/>
    </style:style>
    <style:style style:name="T29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29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96" style:parent-style-name="Normal" style:family="paragraph">
      <style:paragraph-properties fo:margin-bottom="0in" fo:line-height="100%"/>
    </style:style>
    <style:style style:name="T29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99" style:parent-style-name="Normal" style:family="paragraph">
      <style:paragraph-properties fo:margin-bottom="0in" fo:line-height="100%"/>
    </style:style>
    <style:style style:name="T30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02" style:parent-style-name="Normal" style:family="paragraph">
      <style:paragraph-properties fo:margin-bottom="0in" fo:line-height="100%"/>
    </style:style>
    <style:style style:name="T30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04" style:parent-style-name="Normal" style:family="paragraph">
      <style:paragraph-properties fo:margin-bottom="0in" fo:line-height="100%"/>
    </style:style>
    <style:style style:name="T30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06" style:parent-style-name="Normal" style:family="paragraph">
      <style:paragraph-properties fo:margin-bottom="0in" fo:line-height="100%"/>
    </style:style>
    <style:style style:name="T30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0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09" style:parent-style-name="Normal" style:family="paragraph">
      <style:paragraph-properties fo:margin-bottom="0in" fo:line-height="100%"/>
    </style:style>
    <style:style style:name="T31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12" style:parent-style-name="Normal" style:family="paragraph">
      <style:paragraph-properties fo:margin-bottom="0in" fo:line-height="100%"/>
    </style:style>
    <style:style style:name="T31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14" style:parent-style-name="Normal" style:family="paragraph">
      <style:paragraph-properties fo:margin-bottom="0in" fo:line-height="100%"/>
    </style:style>
    <style:style style:name="T31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16" style:parent-style-name="Normal" style:family="paragraph">
      <style:paragraph-properties fo:margin-bottom="0in" fo:line-height="100%"/>
    </style:style>
    <style:style style:name="T31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1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19" style:parent-style-name="Normal" style:family="paragraph">
      <style:paragraph-properties fo:margin-bottom="0in" fo:line-height="100%"/>
    </style:style>
    <style:style style:name="T32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22" style:parent-style-name="Normal" style:family="paragraph">
      <style:paragraph-properties fo:margin-bottom="0in" fo:line-height="100%"/>
    </style:style>
    <style:style style:name="T32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24" style:parent-style-name="Normal" style:family="paragraph">
      <style:paragraph-properties fo:margin-bottom="0in" fo:line-height="100%"/>
    </style:style>
    <style:style style:name="T32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26" style:parent-style-name="Normal" style:family="paragraph">
      <style:paragraph-properties fo:margin-bottom="0in" fo:line-height="100%"/>
    </style:style>
    <style:style style:name="T32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29" style:parent-style-name="Normal" style:family="paragraph">
      <style:paragraph-properties fo:margin-bottom="0in" fo:line-height="100%"/>
    </style:style>
    <style:style style:name="T33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32" style:parent-style-name="Normal" style:family="paragraph">
      <style:paragraph-properties fo:margin-bottom="0in" fo:line-height="100%" fo:text-indent="0.5in"/>
    </style:style>
    <style:style style:name="T33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35" style:parent-style-name="Normal" style:family="paragraph">
      <style:paragraph-properties fo:margin-bottom="0in" fo:line-height="100%"/>
    </style:style>
    <style:style style:name="T33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37" style:parent-style-name="Normal" style:family="paragraph">
      <style:paragraph-properties fo:margin-bottom="0in" fo:line-height="100%"/>
    </style:style>
    <style:style style:name="T33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39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40" style:parent-style-name="Normal" style:family="paragraph">
      <style:paragraph-properties fo:margin-bottom="0in" fo:line-height="100%"/>
    </style:style>
    <style:style style:name="T34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42" style:parent-style-name="Normal" style:family="paragraph">
      <style:paragraph-properties fo:margin-bottom="0in" fo:line-height="100%"/>
    </style:style>
    <style:style style:name="T34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44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45" style:parent-style-name="Normal" style:family="paragraph">
      <style:paragraph-properties fo:margin-bottom="0in" fo:line-height="100%"/>
    </style:style>
    <style:style style:name="T34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olumn348" style:family="table-column">
      <style:table-column-properties style:column-width="2.568in"/>
    </style:style>
    <style:style style:name="TableColumn349" style:family="table-column">
      <style:table-column-properties style:column-width="2.984in"/>
    </style:style>
    <style:style style:name="Table347" style:family="table">
      <style:table-properties style:width="5.552in" fo:margin-left="0in" table:align="left"/>
    </style:style>
    <style:style style:name="TableRow350" style:family="table-row">
      <style:table-row-properties style:min-row-height="0.2638in"/>
    </style:style>
    <style:style style:name="TableCell35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52" style:parent-style-name="Normal" style:family="paragraph">
      <style:paragraph-properties fo:margin-bottom="0in" fo:line-height="100%"/>
    </style:style>
    <style:style style:name="T35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35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55" style:parent-style-name="Normal" style:family="paragraph">
      <style:paragraph-properties fo:margin-bottom="0in" fo:line-height="100%"/>
    </style:style>
    <style:style style:name="T35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357" style:family="table-row">
      <style:table-row-properties style:min-row-height="0.3055in"/>
    </style:style>
    <style:style style:name="TableCell35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59" style:parent-style-name="Normal" style:family="paragraph">
      <style:paragraph-properties fo:margin-bottom="0in" fo:line-height="100%"/>
    </style:style>
    <style:style style:name="T36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361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362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63" style:parent-style-name="Normal" style:family="paragraph">
      <style:paragraph-properties fo:margin-bottom="0in" fo:line-height="100%"/>
    </style:style>
    <style:style style:name="T36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66" style:parent-style-name="Normal" style:family="paragraph">
      <style:paragraph-properties fo:margin-bottom="0in" fo:line-height="100%"/>
    </style:style>
    <style:style style:name="T367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69" style:parent-style-name="Normal" style:family="paragraph">
      <style:paragraph-properties fo:margin-bottom="0in" fo:line-height="100%"/>
    </style:style>
    <style:style style:name="T37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37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72" style:parent-style-name="Normal" style:family="paragraph">
      <style:paragraph-properties fo:margin-bottom="0in" fo:line-height="100%"/>
    </style:style>
    <style:style style:name="T37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75" style:parent-style-name="Normal" style:family="paragraph">
      <style:paragraph-properties fo:margin-bottom="0in" fo:line-height="100%"/>
    </style:style>
    <style:style style:name="T37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78" style:parent-style-name="Normal" style:family="paragraph">
      <style:paragraph-properties fo:margin-bottom="0in" fo:line-height="100%"/>
    </style:style>
    <style:style style:name="T37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80" style:parent-style-name="Normal" style:family="paragraph">
      <style:paragraph-properties fo:margin-bottom="0in" fo:line-height="100%"/>
    </style:style>
    <style:style style:name="T38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83" style:parent-style-name="Normal" style:family="paragraph">
      <style:paragraph-properties fo:margin-bottom="0in" fo:line-height="100%"/>
    </style:style>
    <style:style style:name="T38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86" style:parent-style-name="Normal" style:family="paragraph">
      <style:paragraph-properties fo:margin-bottom="0in" fo:line-height="100%"/>
    </style:style>
    <style:style style:name="T38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88" style:parent-style-name="Normal" style:family="paragraph">
      <style:paragraph-properties fo:margin-bottom="0in" fo:line-height="100%"/>
    </style:style>
    <style:style style:name="T38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0" style:parent-style-name="Normal" style:family="paragraph">
      <style:paragraph-properties fo:margin-bottom="0in" fo:line-height="100%"/>
    </style:style>
    <style:style style:name="T39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2" style:parent-style-name="Normal" style:family="paragraph">
      <style:paragraph-properties fo:margin-bottom="0in" fo:line-height="100%"/>
    </style:style>
    <style:style style:name="T39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4" style:parent-style-name="Normal" style:family="paragraph">
      <style:paragraph-properties fo:margin-bottom="0in" fo:line-height="100%"/>
    </style:style>
    <style:style style:name="T39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97" style:parent-style-name="Normal" style:family="paragraph">
      <style:paragraph-properties fo:margin-bottom="0in" fo:line-height="100%"/>
    </style:style>
    <style:style style:name="T39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00" style:parent-style-name="Normal" style:family="paragraph">
      <style:paragraph-properties fo:margin-bottom="0in" fo:line-height="100%"/>
    </style:style>
    <style:style style:name="T40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02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03" style:parent-style-name="Normal" style:family="paragraph">
      <style:paragraph-properties fo:margin-bottom="0in" fo:line-height="100%"/>
    </style:style>
    <style:style style:name="T40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06" style:parent-style-name="Normal" style:family="paragraph">
      <style:paragraph-properties fo:margin-bottom="0in" fo:line-height="100%"/>
    </style:style>
    <style:style style:name="T40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40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10" style:parent-style-name="Normal" style:family="paragraph">
      <style:paragraph-properties fo:margin-bottom="0in" fo:line-height="100%"/>
    </style:style>
    <style:style style:name="T41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12" style:parent-style-name="Normal" style:family="paragraph">
      <style:paragraph-properties fo:margin-bottom="0in" fo:line-height="100%"/>
    </style:style>
    <style:style style:name="T41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14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15" style:parent-style-name="Normal" style:family="paragraph">
      <style:paragraph-properties fo:margin-bottom="0in" fo:line-height="100%"/>
    </style:style>
    <style:style style:name="T41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17" style:parent-style-name="Normal" style:family="paragraph">
      <style:paragraph-properties fo:margin-bottom="0in" fo:line-height="100%"/>
    </style:style>
    <style:style style:name="T41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19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20" style:parent-style-name="Normal" style:family="paragraph">
      <style:paragraph-properties fo:margin-bottom="0in" fo:line-height="100%"/>
    </style:style>
    <style:style style:name="T42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olumn423" style:family="table-column">
      <style:table-column-properties style:column-width="2.568in"/>
    </style:style>
    <style:style style:name="TableColumn424" style:family="table-column">
      <style:table-column-properties style:column-width="2.984in"/>
    </style:style>
    <style:style style:name="Table422" style:family="table">
      <style:table-properties style:width="5.552in" fo:margin-left="0in" table:align="left"/>
    </style:style>
    <style:style style:name="TableRow425" style:family="table-row">
      <style:table-row-properties style:min-row-height="0.2638in"/>
    </style:style>
    <style:style style:name="TableCell42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27" style:parent-style-name="Normal" style:family="paragraph">
      <style:paragraph-properties fo:margin-bottom="0in" fo:line-height="100%"/>
    </style:style>
    <style:style style:name="T42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29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30" style:parent-style-name="Normal" style:family="paragraph">
      <style:paragraph-properties fo:margin-bottom="0in" fo:line-height="100%"/>
    </style:style>
    <style:style style:name="T43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432" style:family="table-row">
      <style:table-row-properties style:min-row-height="0.3055in"/>
    </style:style>
    <style:style style:name="TableCell43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34" style:parent-style-name="Normal" style:family="paragraph">
      <style:paragraph-properties fo:margin-bottom="0in" fo:line-height="100%"/>
    </style:style>
    <style:style style:name="T43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43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3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438" style:parent-style-name="Normal" style:family="paragraph">
      <style:paragraph-properties fo:margin-bottom="0in" fo:line-height="100%"/>
    </style:style>
    <style:style style:name="T43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4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41" style:parent-style-name="Normal" style:family="paragraph">
      <style:paragraph-properties fo:margin-bottom="0in" fo:line-height="100%"/>
    </style:style>
    <style:style style:name="T44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44" style:parent-style-name="Normal" style:family="paragraph">
      <style:paragraph-properties fo:margin-bottom="0in" fo:line-height="100%"/>
    </style:style>
    <style:style style:name="T44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44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47" style:parent-style-name="Normal" style:family="paragraph">
      <style:paragraph-properties fo:margin-bottom="0in" fo:line-height="100%"/>
    </style:style>
    <style:style style:name="T44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50" style:parent-style-name="Normal" style:family="paragraph">
      <style:paragraph-properties fo:margin-bottom="0in" fo:line-height="100%"/>
    </style:style>
    <style:style style:name="T45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53" style:parent-style-name="Normal" style:family="paragraph">
      <style:paragraph-properties fo:margin-bottom="0in" fo:line-height="100%"/>
    </style:style>
    <style:style style:name="T45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55" style:parent-style-name="Normal" style:family="paragraph">
      <style:paragraph-properties fo:margin-bottom="0in" fo:line-height="100%"/>
    </style:style>
    <style:style style:name="T45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58" style:parent-style-name="Normal" style:family="paragraph">
      <style:paragraph-properties fo:margin-bottom="0in" fo:line-height="100%"/>
    </style:style>
    <style:style style:name="T45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61" style:parent-style-name="Normal" style:family="paragraph">
      <style:paragraph-properties fo:margin-bottom="0in" fo:line-height="100%"/>
    </style:style>
    <style:style style:name="T46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63" style:parent-style-name="Normal" style:family="paragraph">
      <style:paragraph-properties fo:margin-bottom="0in" fo:line-height="100%"/>
    </style:style>
    <style:style style:name="T46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65" style:parent-style-name="Normal" style:family="paragraph">
      <style:paragraph-properties fo:margin-bottom="0in" fo:line-height="100%"/>
    </style:style>
    <style:style style:name="T46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67" style:parent-style-name="Normal" style:family="paragraph">
      <style:paragraph-properties fo:margin-bottom="0in" fo:line-height="100%"/>
    </style:style>
    <style:style style:name="T46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69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70" style:parent-style-name="Normal" style:family="paragraph">
      <style:paragraph-properties fo:margin-bottom="0in" fo:line-height="100%"/>
    </style:style>
    <style:style style:name="T47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73" style:parent-style-name="Normal" style:family="paragraph">
      <style:paragraph-properties fo:margin-bottom="0in" fo:line-height="100%"/>
    </style:style>
    <style:style style:name="T47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75" style:parent-style-name="Normal" style:family="paragraph">
      <style:paragraph-properties fo:margin-bottom="0in" fo:line-height="100%"/>
    </style:style>
    <style:style style:name="T476" style:parent-style-name="Tipodeletrapredefinidodoparágrafo" style:family="text">
      <style:text-properties style:font-name="Arial" style:font-name-asian="Times New Roman" style:font-name-complex="Arial" fo:color="#FF0000" fo:language="pt" fo:country="PT" style:language-asian="en" style:country-asian="GB"/>
    </style:style>
    <style:style style:name="T47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79" style:parent-style-name="Normal" style:family="paragraph">
      <style:paragraph-properties fo:margin-bottom="0in" fo:line-height="100%"/>
    </style:style>
    <style:style style:name="T48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82" style:parent-style-name="Normal" style:family="paragraph">
      <style:paragraph-properties fo:margin-bottom="0in" fo:line-height="100%"/>
    </style:style>
    <style:style style:name="T48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85" style:parent-style-name="Normal" style:family="paragraph">
      <style:paragraph-properties fo:margin-bottom="0in" fo:line-height="100%"/>
    </style:style>
    <style:style style:name="T48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87" style:parent-style-name="Normal" style:family="paragraph">
      <style:paragraph-properties fo:margin-bottom="0in" fo:line-height="100%"/>
    </style:style>
    <style:style style:name="T48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89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90" style:parent-style-name="Normal" style:family="paragraph">
      <style:paragraph-properties fo:margin-bottom="0in" fo:line-height="100%"/>
    </style:style>
    <style:style style:name="T49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92" style:parent-style-name="Normal" style:family="paragraph">
      <style:paragraph-properties fo:margin-bottom="0in" fo:line-height="100%"/>
    </style:style>
    <style:style style:name="T493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94" style:parent-style-name="Normal" style:family="paragraph">
      <style:text-properties fo:language="pt" fo:country="PT"/>
    </style:style>
  </office:automatic-styles>
  <office:body>
    <office:text text:use-soft-page-breaks="true">
      <text:p text:style-name="P1"><text:span text:style-name="T2">Nome da unidade (sigla da unidade):</text:span></text:p>
      <text:p text:style-name="P3"><text:span text:style-name="T4"><text:s/>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GP</text:span></text:p>
          </table:table-cell>
          <table:table-cell table:style-name="TableCell13">
            <text:p text:style-name="P14"><text:span text:style-name="T15">Data de conclusão do documento</text:span></text:p>
          </table:table-cell>
          <table:table-cell table:style-name="TableCell16">
            <text:p text:style-name="P17"><text:span text:style-name="T18">Coordenador(a):</text:span></text:p>
            <text:p text:style-name="P19"><text:span text:style-name="T20">Francisco Teixeira</text:span></text:p>
          </table:table-cell>
        </table:table-row>
        <table:table-row table:style-name="TableRow21">
          <table:table-cell table:style-name="TableCell22">
            <text:p text:style-name="P23"><text:span text:style-name="T24">status:Tipo de status</text:span></text:p>
          </table:table-cell>
          <table:table-cell table:style-name="TableCell25">
            <text:p text:style-name="P26"><text:span text:style-name="T27">Número da versão: 1<text:s/></text:span></text:p>
          </table:table-cell>
          <table:table-cell table:style-name="TableCell28">
            <text:p text:style-name="P29"><text:span text:style-name="T30"><text:s/></text:span></text:p>
          </table:table-cell>
        </table:table-row>
      </table:table>
      <text:p text:style-name="P31"><text:span text:style-name="T32"><text:s/></text:span></text:p>
      <text:p text:style-name="P33"><text:span text:style-name="T34">Lista de elementos da equipa: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nome</text:span></text:p>
          </table:table-cell>
          <table:table-cell table:style-name="TableCell44">
            <text:p text:style-name="P45"><text:span text:style-name="T46">Sigla do curso</text:span></text:p>
          </table:table-cell>
          <table:table-cell table:style-name="TableCell47">
            <text:p text:style-name="P48"><text:span text:style-name="T49">Função a desempenhar</text:span></text:p>
          </table:table-cell>
          <table:table-cell table:style-name="TableCell50">
            <text:p text:style-name="P51"><text:span text:style-name="T52">e-mail</text:span></text:p>
          </table:table-cell>
        </table:table-row>
        <table:table-row table:style-name="TableRow53">
          <table:table-cell table:style-name="TableCell54">
            <text:p text:style-name="P55"><text:span text:style-name="T56">Francisco Teixeira</text:span></text:p>
            <text:p text:style-name="P57"/>
            <text:p text:style-name="P58"><text:span text:style-name="T59">Pedro Carvalho</text:span></text:p>
          </table:table-cell>
          <table:table-cell table:style-name="TableCell60">
            <text:p text:style-name="P61"/>
            <text:p text:style-name="P62"><text:span text:style-name="T63">LDM</text:span></text:p>
            <text:p text:style-name="P64"/>
            <text:p text:style-name="P65"><text:span text:style-name="T66">LEI</text:span></text:p>
          </table:table-cell>
          <table:table-cell table:style-name="TableCell67">
            <text:p text:style-name="P68"/>
            <text:p text:style-name="P69"><text:span text:style-name="T70">Gestor de Projeto</text:span></text:p>
            <text:p text:style-name="P71"/>
            <text:p text:style-name="P72"><text:span text:style-name="T73">Vice Gestor de Projeto</text:span></text:p>
          </table:table-cell>
          <table:table-cell table:style-name="TableCell74">
            <text:p text:style-name="P75"/>
            <text:p text:style-name="P76"><text:span text:style-name="T77">francisco.b.teixeira@gmail.com</text:span></text:p>
            <text:p text:style-name="P78"><text:span text:style-name="T79">duarte38carvalho@gmail.com<text:s/></text:span></text:p>
          </table:table-cell>
        </table:table-row>
      </table:table>
      <text:p text:style-name="P80"><text:span text:style-name="T81"><text:s/></text:span></text:p>
      <text:p text:style-name="P82"><text:span text:style-name="T83">Breve descrição do trabalho da equipa:</text:span></text:p>
      <text:p text:style-name="P84"/>
      <text:p text:style-name="P85"><text:span text:style-name="T86">O departamento de Gestão de Projeto tem como objetivo a supervisão dos restantes departamentos, planificar as atividades juntamente com os coordenadores para o bom desempenho do projeto num todo. Na existência de alguma dúvida perante qualquer departamento, deverão sempre consultar o gestor de projeto para o adiantamento do projeto.</text:span></text:p>
      <text:p text:style-name="P87"><text:span text:style-name="T88">Também é um dos papéis fundamentais do departamento de GP a divulgação com todos os membros, sendo que é transmitido o plano semanal a todas as equipas no início da semana, uma análise dos objetivos propostos da semana e a sua taxa de sucesso.<text:s/></text:span></text:p>
      <text:p text:style-name="P89"/>
      <text:p text:style-name="P90"><text:span text:style-name="T91">Objetivos da equipa na sprint:</text:span></text:p>
      <text:p text:style-name="P92"/>
      <text:p text:style-name="P93"><text:span text:style-name="T94">1. Planificar e distribuir tarefas semanais com o auxílio dos coordenadores</text:span><text:span text:style-name="T95">;</text:span></text:p>
      <text:p text:style-name="P96"><text:span text:style-name="T97">2. Análise do desempenho dos Departamentos;</text:span></text:p>
      <text:p text:style-name="P98"><text:span text:style-name="T99">3. Conexão entre Cliente, Produto e Qualidade;</text:span></text:p>
      <text:p text:style-name="P100"><text:span text:style-name="T101">4. Traçar um rumo do projeto num todo;</text:span></text:p>
      <text:p text:style-name="P102"><text:span text:style-name="T103">5. Intervir, caso necessário, com a palavra final em alguma decisão;<text:s/></text:span></text:p>
      <text:p text:style-name="P104"><text:span text:style-name="T105">6. Preparar a apresentação semanal/final.</text:span></text:p>
      <text:p text:style-name="P106"/>
      <text:p text:style-name="P107"><text:span text:style-name="T108">Comunicação dentro da equipa:</text:span></text:p>
      <text:p text:style-name="P109"><text:span text:style-name="T110">A comunicação é feita maioritariamente através da plataforma Slack onde discutimos ideias, planos e decisões a serem tomadas. Por vezes são feitas reuniões pessoais para que a passagem de informação seja mais fluente. Para completar a comunicação dentro da equipa usamos o trello, onde se encontra o estado das diversas tarefas.</text:span></text:p>
      <text:p text:style-name="P111"/>
      <text:p text:style-name="P112"><text:span text:style-name="T113">Processos usados na equipa:</text:span></text:p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ID do Processo</text:span></text:p>
          </table:table-cell>
          <table:table-cell table:style-name="TableCell123">
            <text:p text:style-name="P124"><text:span text:style-name="T125">Nome do processo</text:span></text:p>
          </table:table-cell>
          <table:table-cell table:style-name="TableCell126">
            <text:p text:style-name="P127"><text:span text:style-name="T128">Acrónimos</text:span></text:p>
          </table:table-cell>
        </table:table-row>
        <text:soft-page-break/>
        <table:table-row table:style-name="TableRow129">
          <table:table-cell table:style-name="TableCell130">
            <text:p text:style-name="P131"><text:span text:style-name="T132">1.<text:s/></text:span></text:p>
            <text:p text:style-name="P133"><text:span text:style-name="T134">2.<text:s/></text:span></text:p>
            <text:p text:style-name="P135"/>
            <text:p text:style-name="P136"><text:span text:style-name="T137">3.</text:span></text:p>
            <text:p text:style-name="P138"><text:span text:style-name="T139"><text:s/></text:span></text:p>
            <text:p text:style-name="P140"><text:span text:style-name="T141">4.<text:s/></text:span></text:p>
            <text:p text:style-name="P142"/>
          </table:table-cell>
          <table:table-cell table:style-name="TableCell143">
            <text:p text:style-name="P144"><text:span text:style-name="T145">Supervisionar o trabalho das equipas e o seu desempenho</text:span><text:span text:style-name="T146">.</text:span></text:p>
            <text:p text:style-name="P147"/>
            <text:p text:style-name="P148"><text:span text:style-name="T149">Planificar e distribuir as tarefas.<text:s/></text:span></text:p>
            <text:p text:style-name="P150"/>
            <text:p text:style-name="P151"><text:span text:style-name="T152">Apresentação Semanal</text:span><text:span text:style-name="T153">.</text:span><text:span text:style-name="T154"><text:s/></text:span></text:p>
            <text:p text:style-name="P155"/>
            <text:p text:style-name="P156"><text:span text:style-name="T157">Tomada da</text:span><text:span text:style-name="T158"><text:s/></text:span><text:span text:style-name="T159">decisão final em caso de conflito</text:span></text:p>
            <text:p text:style-name="P160"/>
          </table:table-cell>
          <table:table-cell table:style-name="TableCell161">
            <text:p text:style-name="P162"><text:span text:style-name="T163">MQ_GP_SUPTRABALHO</text:span></text:p>
            <text:p text:style-name="P164"/>
            <text:p text:style-name="P165"><text:span text:style-name="T166">MQ_GP_DISTRIBUIR</text:span></text:p>
            <text:p text:style-name="P167"/>
            <text:p text:style-name="P168"><text:span text:style-name="T169">MQ_GP_APRESENTACAO</text:span></text:p>
            <text:p text:style-name="P170"/>
            <text:p text:style-name="P171"><text:span text:style-name="T172">MQ_GP_INTERVIRDECISAO</text:span></text:p>
          </table:table-cell>
        </table:table-row>
      </table:table>
      <text:p text:style-name="P173"><text:line-break/><text:line-break/><text:line-break/><text:line-break/></text:p>
      <text:p text:style-name="P174"><text:span text:style-name="T175">MQ_GP_SUPTRABALHO</text:span></text:p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Unidade: Gestão de Projeto</text:span></text:p>
          </table:table-cell>
          <table:table-cell table:style-name="TableCell183">
            <text:p text:style-name="P184"><text:span text:style-name="T185">Coordenador: nome do(a) coordenador(a)</text:span></text:p>
          </table:table-cell>
        </table:table-row>
        <table:table-row table:style-name="TableRow186">
          <table:table-cell table:style-name="TableCell187">
            <text:p text:style-name="P188"><text:span text:style-name="T189">status:</text:span><text:span text:style-name="T190"><text:s/>Baselined Data: 2018.09.28</text:span></text:p>
          </table:table-cell>
          <table:table-cell table:style-name="TableCell191">
            <text:p text:style-name="P192"><text:span text:style-name="T193">Francisco Teixeira</text:span></text:p>
          </table:table-cell>
        </table:table-row>
      </table:table>
      <text:p text:style-name="P194"/>
      <text:p text:style-name="P195"><text:span text:style-name="T196">Pessoas e os seus Roles:</text:span></text:p>
      <text:p text:style-name="P197"/>
      <text:p text:style-name="P198"><text:span text:style-name="T199">:<text:s/></text:span><text:span text:style-name="T200">Francisco Teixeira – Gestor de Projeto.</text:span></text:p>
      <text:p text:style-name="P201"><text:span text:style-name="T202"><text:tab/>: Pedro</text:span><text:span text:style-name="T203"><text:s/></text:span><text:span text:style-name="T204">Carvalho – Vice Gestor de Projeto.</text:span></text:p>
      <text:p text:style-name="P205"/>
      <text:p text:style-name="P206"><text:span text:style-name="T207">Inputs:</text:span></text:p>
      <text:p text:style-name="P208"/>
      <text:p text:style-name="P209"><text:span text:style-name="T210">- Listas de tarefas das equipas, Trello (</text:span><text:a xlink:href="https://trello.com/b/Wk4tRYAu/piuc" office:target-frame-name="_top" xlink:show="replace"><text:span text:style-name="T211"><text:s/></text:span><text:span text:style-name="T212">https://trello.com/b/Wk4tRYAu/piuc</text:span></text:a><text:span text:style-name="T213"><text:s/>)<text:s/></text:span><text:span text:style-name="T214">.</text:span></text:p>
      <text:p text:style-name="P215"><text:span text:style-name="T216">- Calendário do projeto, (</text:span><text:a xlink:href="https://trello.com/b/Wk4tRYAu/piuc" office:target-frame-name="_top" xlink:show="replace"><text:span text:style-name="T217"><text:s/></text:span><text:span text:style-name="T218">https://trello.com/b/Wk4tRYAu/piuc</text:span></text:a><text:span text:style-name="T219"><text:s/>)</text:span></text:p>
      <text:p text:style-name="P220"><text:span text:style-name="T221">- Relatórios sobre o estado do projeto</text:span><text:span text:style-name="T222">.</text:span></text:p>
      <text:p text:style-name="P223"><text:span text:style-name="T224">- Conversas nos canais do slack</text:span><text:span text:style-name="T225">.</text:span></text:p>
      <text:p text:style-name="P226"/>
      <text:p text:style-name="P227"><text:span text:style-name="T228">Descrição das tarefas realizadas:</text:span></text:p>
      <text:p text:style-name="P229"/>
      <text:p text:style-name="P230"><text:span text:style-name="T231">- Interação no Slack para saber sempre o ponto de situação</text:span><text:span text:style-name="T232">.</text:span></text:p>
      <text:p text:style-name="P233"><text:span text:style-name="T234">- Analisar e planificar as tarefas com os coordenadores</text:span><text:span text:style-name="T235">.</text:span></text:p>
      <text:p text:style-name="P236"><text:span text:style-name="T237"><text:s/>- Recolher as métricas das equipas através dos coordenadores.</text:span></text:p>
      <text:p text:style-name="P238"><text:span text:style-name="T239">- Analisar todas as tarefas realizadas pelos departamentos em comparação com a semana anterior.</text:span></text:p>
      <text:p text:style-name="P240"><text:span text:style-name="T241">- Comparar as tarefas finalizadas com o planeamento semanal.</text:span></text:p>
      <text:p text:style-name="P242"><text:span text:style-name="T243">- Notificar sempre, perante algum eventual atraso ou adiantamento, o estado do projeto</text:span></text:p>
      <text:p text:style-name="P244"/>
      <text:p text:style-name="P245"><text:span text:style-name="T246">Output gerado(Artefactos):</text:span></text:p>
      <text:p text:style-name="P247"/>
      <text:p text:style-name="P248"><text:span text:style-name="T249">- Lista de tarefas feita pelos coordenadores e gestores em reunião, publicado pela coordenadora do Ambiente no trello  (</text:span><text:a xlink:href="https://trello.com/b/Wk4tRYAu/piuc" office:target-frame-name="_top" xlink:show="replace"><text:span text:style-name="T250"><text:s/></text:span><text:span text:style-name="T251">https://trello.com/b/Wk4tRYAu/piuc</text:span></text:a><text:span text:style-name="T252"><text:s/>)</text:span></text:p>
      <text:p text:style-name="P253"><text:span text:style-name="T254">- Relatório com as métricas das equipa guardado no mesmo local com o nome ESFORÇO SEMANAL</text:span></text:p>
      <text:p text:style-name="P255"/>
      <text:soft-page-break/>
      <text:p text:style-name="P256"><text:span text:style-name="T257">LifeCycle:</text:span></text:p>
      <text:p text:style-name="P258"/>
      <text:p text:style-name="P259"><text:span text:style-name="T260">data de início: Todas as Terças-Feiras</text:span></text:p>
      <text:p text:style-name="P261"><text:span text:style-name="T262">data de fim: Todas as Segundas-Feiras</text:span></text:p>
      <text:p text:style-name="P263"><text:line-break/><text:line-break/></text:p>
      <text:p text:style-name="P264"><text:span text:style-name="T265">Interação do processo com a equipa de qualidade:</text:span></text:p>
      <text:p text:style-name="P266"><text:span text:style-name="T267">Este processo é enviado à equipa de qualidade para aprovação, recebendo as métricas semanais e aprovando ou não o processo.</text:span></text:p>
      <text:p text:style-name="P268"><text:line-break/><text:line-break/><text:line-break/></text:p>
      <text:p text:style-name="P269"><text:span text:style-name="T270">MQ_GP_DISTRIBUIR</text:span></text:p>
      <table:table table:style-name="Table271">
        <table:table-columns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P276"><text:span text:style-name="T277">Unidade: Gestão de Projeto</text:span></text:p>
          </table:table-cell>
          <table:table-cell table:style-name="TableCell278">
            <text:p text:style-name="P279"><text:span text:style-name="T280">Coordenador: nome do(a) coordenador(a)</text:span></text:p>
          </table:table-cell>
        </table:table-row>
        <table:table-row table:style-name="TableRow281">
          <table:table-cell table:style-name="TableCell282">
            <text:p text:style-name="P283"><text:span text:style-name="T284">status:</text:span><text:span text:style-name="T285"><text:s/>Baselined Data: 2018.09.28</text:span></text:p>
          </table:table-cell>
          <table:table-cell table:style-name="TableCell286">
            <text:p text:style-name="P287"><text:span text:style-name="T288">Francisco Teixeira</text:span></text:p>
          </table:table-cell>
        </table:table-row>
      </table:table>
      <text:p text:style-name="P289"/>
      <text:p text:style-name="P290"><text:span text:style-name="T291">Pessoas e os seus Roles:</text:span></text:p>
      <text:p text:style-name="P292"/>
      <text:p text:style-name="P293"><text:span text:style-name="T294">:<text:s/></text:span><text:span text:style-name="T295">Francisco Teixeira – Gestor de Projeto.</text:span></text:p>
      <text:p text:style-name="P296"><text:span text:style-name="T297"><text:tab/>: Pedro Carvalho – Vice Gestor de Projeto.</text:span></text:p>
      <text:p text:style-name="P298"/>
      <text:p text:style-name="P299"><text:span text:style-name="T300">Inputs:</text:span></text:p>
      <text:p text:style-name="P301"/>
      <text:p text:style-name="P302"><text:span text:style-name="T303">- Lista de requisitos</text:span></text:p>
      <text:p text:style-name="P304"><text:span text:style-name="T305">- Comunicação com os coordenadores através da plataforma slack.</text:span></text:p>
      <text:p text:style-name="P306"><text:span text:style-name="T307">- Utilizar o output do processo de trabalho MQ_GP_SUPTRABALHO e analisar as tarefas que cada grupo fez durante a semana</text:span></text:p>
      <text:p text:style-name="P308"/>
      <text:p text:style-name="P309"><text:span text:style-name="T310">Descrição das tarefas realizadas:</text:span></text:p>
      <text:p text:style-name="P311"/>
      <text:p text:style-name="P312"><text:span text:style-name="T313">- Planificação de uma lista de tarefas da próxima semana com os coordenadores</text:span></text:p>
      <text:p text:style-name="P314"><text:span text:style-name="T315">- Revisão da lista de tarefas planeadas pelo departamento da Qualidade e aprovação da mesma.</text:span></text:p>
      <text:p text:style-name="P316"><text:span text:style-name="T317">- Lançar o plano semanal no trello.</text:span></text:p>
      <text:p text:style-name="P318"/>
      <text:p text:style-name="P319"><text:span text:style-name="T320">Output gerado(Artefactos):</text:span></text:p>
      <text:p text:style-name="P321"/>
      <text:p text:style-name="P322"><text:span text:style-name="T323">- Lista de tarefas publicada no canal geral do slack e no trello pela da coordenadora do Ambiente.</text:span></text:p>
      <text:p text:style-name="P324"><text:span text:style-name="T325">- Calendário<text:s/></text:span></text:p>
      <text:p text:style-name="P326"><text:span text:style-name="T327">- Tarefas planeados com os coordenadores<text:s/></text:span></text:p>
      <text:p text:style-name="P328"/>
      <text:p text:style-name="P329"><text:span text:style-name="T330">LifeCycle:</text:span></text:p>
      <text:p text:style-name="P331"/>
      <text:soft-page-break/>
      <text:p text:style-name="P332"><text:span text:style-name="T333">É criada ou alterada uma lista, que após finalizada, analisada pela equipa de qualidade. No final da sua revisão, são publicados os resultados de teste. Caso seja aprovado, o documento é arquivado. No entanto caso não o seja, o arquivo é devolvido ao membro para alteração.<text:s/></text:span></text:p>
      <text:p text:style-name="P334"/>
      <text:p text:style-name="P335"><text:span text:style-name="T336">data de início: Todas as Segundas-Feiras</text:span></text:p>
      <text:p text:style-name="P337"><text:span text:style-name="T338">data de fim: Todas as Terças-Feiras</text:span></text:p>
      <text:p text:style-name="P339"/>
      <text:p text:style-name="P340"><text:span text:style-name="T341">Interação do processo com a equipa de qualidade:</text:span></text:p>
      <text:p text:style-name="P342"><text:span text:style-name="T343">Este processo é enviado à equipa de qualidade para aprovação, registrando a tabela semanal de tarefas.</text:span></text:p>
      <text:p text:style-name="P344"><text:line-break/><text:line-break/><text:line-break/><text:line-break/></text:p>
      <text:p text:style-name="P345"><text:span text:style-name="T346">MQ_GP_APRESENTACAOPL</text:span></text:p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<text:span text:style-name="T353">Unidade: Gestão de Projeto</text:span></text:p>
          </table:table-cell>
          <table:table-cell table:style-name="TableCell354">
            <text:p text:style-name="P355"><text:span text:style-name="T356">Coordenador: nome do(a) coordenador(a)</text:span></text:p>
          </table:table-cell>
        </table:table-row>
        <table:table-row table:style-name="TableRow357">
          <table:table-cell table:style-name="TableCell358">
            <text:p text:style-name="P359"><text:span text:style-name="T360">status:</text:span><text:span text:style-name="T361"><text:s/>Baselined Data: 2018.09.28</text:span></text:p>
          </table:table-cell>
          <table:table-cell table:style-name="TableCell362">
            <text:p text:style-name="P363"><text:span text:style-name="T364">Francisco Teixeira</text:span></text:p>
          </table:table-cell>
        </table:table-row>
      </table:table>
      <text:p text:style-name="P365"/>
      <text:p text:style-name="P366"><text:span text:style-name="T367">Pessoas e os seus Roles:</text:span></text:p>
      <text:p text:style-name="P368"/>
      <text:p text:style-name="P369"><text:span text:style-name="T370">:<text:s/></text:span><text:span text:style-name="T371">Francisco Teixeira – Gestor de Projeto.</text:span></text:p>
      <text:p text:style-name="P372"><text:span text:style-name="T373"><text:tab/>: Pedro Carvalho – Vice Gestor de Projeto.</text:span></text:p>
      <text:p text:style-name="P374"/>
      <text:p text:style-name="P375"><text:span text:style-name="T376">Inputs:</text:span></text:p>
      <text:p text:style-name="P377"/>
      <text:p text:style-name="P378"><text:span text:style-name="T379">- Todos os documentos produzidos arquivados no slack e drive</text:span></text:p>
      <text:p text:style-name="P380"><text:span text:style-name="T381">- Métricas recolhidas pela equipa de qualidade</text:span></text:p>
      <text:p text:style-name="P382"/>
      <text:p text:style-name="P383"><text:span text:style-name="T384">Descrição das tarefas realizadas:</text:span></text:p>
      <text:p text:style-name="P385"/>
      <text:p text:style-name="P386"><text:span text:style-name="T387">- Recolha do trabalho efetuado durante a semana</text:span></text:p>
      <text:p text:style-name="P388"><text:span text:style-name="T389">- Recolha das métricas semanais</text:span></text:p>
      <text:p text:style-name="P390"><text:span text:style-name="T391">- Preparação da apresentação<text:s/></text:span></text:p>
      <text:p text:style-name="P392"><text:span text:style-name="T393">- Aprovação do departamento da Qualidade</text:span></text:p>
      <text:p text:style-name="P394"><text:span text:style-name="T395"><text:s/>- Apresentação</text:span></text:p>
      <text:p text:style-name="P396"/>
      <text:p text:style-name="P397"><text:span text:style-name="T398">Output gerado(Artefactos):</text:span></text:p>
      <text:p text:style-name="P399"/>
      <text:p text:style-name="P400"><text:span text:style-name="T401">- Apresentação, guardadas em google drive</text:span></text:p>
      <text:p text:style-name="P402"/>
      <text:p text:style-name="P403"><text:span text:style-name="T404">LifeCycle:</text:span></text:p>
      <text:p text:style-name="P405"/>
      <text:p text:style-name="P406"><text:span text:style-name="T407">É criada ou alterada uma apresentação, que em será após a sua finalização, analisada pela equipa de qualidade. No final da sua revisão, são publicados os resultados de teste. Caso seja aprovado, o documento é arquivado e pronto para a apresentação<text:s/></text:span><text:soft-page-break/><text:span text:style-name="T408">semanal. No entanto caso não o seja, o arquivo é devolvido ao membro para alteração.</text:span></text:p>
      <text:p text:style-name="P409"/>
      <text:p text:style-name="P410"><text:span text:style-name="T411">data de início: Todas as Quartas-Feiras</text:span></text:p>
      <text:p text:style-name="P412"><text:span text:style-name="T413">data de fim: Todas as Terças-feiras da próxima semana</text:span></text:p>
      <text:p text:style-name="P414"/>
      <text:p text:style-name="P415"><text:span text:style-name="T416">Interação do processo com a equipa de qualidade:</text:span></text:p>
      <text:p text:style-name="P417"><text:span text:style-name="T418">Este processo é enviado à equipa de qualidade para aprovação, registrando a apresentação<text:s/></text:span></text:p>
      <text:p text:style-name="P419"><text:line-break/></text:p>
      <text:p text:style-name="P420"><text:span text:style-name="T421">MQ_GP_INTERVIRDECISAP</text:span></text:p>
      <table:table table:style-name="Table422">
        <table:table-columns>
          <table:table-column table:style-name="TableColumn423"/>
          <table:table-column table:style-name="TableColumn424"/>
        </table:table-columns>
        <table:table-row table:style-name="TableRow425">
          <table:table-cell table:style-name="TableCell426">
            <text:p text:style-name="P427"><text:span text:style-name="T428">Unidade: Gestão de Projeto</text:span></text:p>
          </table:table-cell>
          <table:table-cell table:style-name="TableCell429">
            <text:p text:style-name="P430"><text:span text:style-name="T431">Coordenador: nome do(a) coordenador(a)</text:span></text:p>
          </table:table-cell>
        </table:table-row>
        <table:table-row table:style-name="TableRow432">
          <table:table-cell table:style-name="TableCell433">
            <text:p text:style-name="P434"><text:span text:style-name="T435">status:</text:span><text:span text:style-name="T436"><text:s/>Baselined Data: 2018.09.28</text:span></text:p>
          </table:table-cell>
          <table:table-cell table:style-name="TableCell437">
            <text:p text:style-name="P438"><text:span text:style-name="T439">Francisco Teixeira</text:span></text:p>
          </table:table-cell>
        </table:table-row>
      </table:table>
      <text:p text:style-name="P440"/>
      <text:p text:style-name="P441"><text:span text:style-name="T442">Pessoas e os seus Roles:</text:span></text:p>
      <text:p text:style-name="P443"/>
      <text:p text:style-name="P444"><text:span text:style-name="T445">:<text:s/></text:span><text:span text:style-name="T446">Francisco Teixeira – Gestor de Projeto.</text:span></text:p>
      <text:p text:style-name="P447"><text:span text:style-name="T448"><text:tab/>: Pedro Carvalho – Vice Gestor de Projeto.</text:span></text:p>
      <text:p text:style-name="P449"/>
      <text:p text:style-name="P450"><text:span text:style-name="T451">Inputs:</text:span></text:p>
      <text:p text:style-name="P452"/>
      <text:p text:style-name="P453"><text:span text:style-name="T454">- Apresentação de Relatório do problema em questão</text:span></text:p>
      <text:p text:style-name="P455"><text:span text:style-name="T456">- Reunião com os elementos em causa e respetivos coordenadores para chegar a uma decisão.</text:span></text:p>
      <text:p text:style-name="P457"/>
      <text:p text:style-name="P458"><text:span text:style-name="T459">Descrição das tarefas realizadas:</text:span></text:p>
      <text:p text:style-name="P460"/>
      <text:p text:style-name="P461"><text:span text:style-name="T462">- Marcar uma reunião de gestores de projeto e coordenadores (caso necessário).</text:span></text:p>
      <text:p text:style-name="P463"><text:span text:style-name="T464">- Análise do caso em questão e possível pesquisa</text:span></text:p>
      <text:p text:style-name="P465"><text:span text:style-name="T466">- Decisão final pela gestão de projeto</text:span></text:p>
      <text:p text:style-name="P467"><text:span text:style-name="T468">- Divulgação do resultado às pessoas em causa.</text:span></text:p>
      <text:p text:style-name="P469"/>
      <text:p text:style-name="P470"><text:span text:style-name="T471">Output gerado(Artefactos):</text:span></text:p>
      <text:p text:style-name="P472"/>
      <text:p text:style-name="P473"><text:span text:style-name="T474">- Ata da reunião</text:span></text:p>
      <text:p text:style-name="P475"><text:span text:style-name="T476">-<text:s/></text:span><text:span text:style-name="T477">Resolução de um problema.</text:span></text:p>
      <text:p text:style-name="P478"/>
      <text:p text:style-name="P479"><text:span text:style-name="T480">LifeCycle:</text:span></text:p>
      <text:p text:style-name="P481"/>
      <text:p text:style-name="P482"><text:span text:style-name="T483">É convocada uma reunião com os coordenadores, que após finalizada, analisada pelo coordenador de qualidade a fim de seguir os procedimentos da reunião. No final da sua revisão, é publicada uma ata com o resultado. Caso seja aprovado, o documento  da ata é arquivado e publicado no departamento em causa. No entanto caso não o seja, o arquivo é devolvido ao membro para alteração.</text:span></text:p>
      <text:p text:style-name="P484"/>
      <text:p text:style-name="P485"><text:span text:style-name="T486">data de início: Sempre que convocada</text:span></text:p>
      <text:p text:style-name="P487"><text:span text:style-name="T488">data de fim: Após publicação da Decisão</text:span></text:p>
      <text:p text:style-name="P489"/>
      <text:p text:style-name="P490"><text:span text:style-name="T491">Interação do processo com a equipa de qualidade:</text:span></text:p>
      <text:p text:style-name="P492"><text:span text:style-name="T493">O processo é analisado pelo Coordenador de Qualidade na reunião, sendo esta aprovada por ele no fim da reunião.</text:span></text:p>
      <text:p text:style-name="P4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apple-tab-span" style:display-name="apple-tab-span" style:family="text" style:parent-style-name="Tipodeletrapredefinidodoparágrafo"/>
    <style:style style:name="Hiperligação" style:display-name="Hiperligação" style:family="text" style:parent-style-name="Tipodeletrapredefinidodoparágraf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isco Teixeira</meta:initial-creator>
    <dc:creator>Francisco Teixeira</dc:creator>
    <meta:creation-date>2018-10-01T18:03:00Z</meta:creation-date>
    <dc:date>2018-10-01T18:04:00Z</dc:date>
    <meta:template xlink:href="Normal.dotm" xlink:type="simple"/>
    <meta:editing-cycles>1</meta:editing-cycles>
    <meta:editing-duration>PT60S</meta:editing-duration>
    <meta:document-statistic meta:page-count="6" meta:paragraph-count="15" meta:word-count="1151" meta:character-count="7702" meta:row-count="54" meta:non-whitespace-character-count="6566"/>
  </office:meta>
</office:document-meta>
</file>